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 office:value-type="string">
            <text:p>Protos? <text:s/>Inchron?</text:p>
          </table:table-cell>
          <table:table-cell office:value-type="float" office:value="361">
            <text:p>361</text:p>
          </table:table-cell>
          <table:table-cell table:number-columns-repeated="3"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4">
          <table:table-cell office:value-type="string">
            <text:p>christia</text:p>
          </table:table-cell>
          <table:table-cell table:number-columns-repeated="2"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 office:value-type="string">
            <text:p><text:a xlink:href="mailto:dmitry.logashenko@stw.de" xlink:type="simple">dmitry.logashenko@stw.de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 office:value-type="string">
            <text:p><text:a xlink:href="mailto:peter.frolkovic@stuba.sk" xlink:type="simple">peter.frolkovic@stuba.sk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 office:value-type="string">
            <text:p>hrr@protos.de</text:p>
          </table:table-cell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 office:value-type="string">
            <text:p><text:a xlink:href="mailto:Ingo.Heppner@web.de" xlink:type="simple">Ingo.Heppner@web.de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 office:value-type="string">
            <text:p>www.datavillage.de/de/impressum.htm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s</text:p>
          </table:table-cell>
          <table:table-cell office:value-type="string">
            <text:p>Oliver Sterz(?)</text:p>
          </table:table-cell>
          <table:table-cell office:value-type="string">
            <text:p>oliver.sterz@t-online.de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 office:value-type="string">
            <text:p>sebastien.paxion@daimlerchrysler.c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 office:value-type="string">
            <text:p>drbroser.or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 style:data-style-name="N2" text:time-value="0000-00-00T15:17: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7T15:24:25</dc:date>
    <meta:editing-duration>P2DT21H54M59S</meta:editing-duration>
    <meta:editing-cycles>34</meta:editing-cycles>
    <meta:document-statistic meta:table-count="1" meta:cell-count="156" meta:object-count="0"/>
  </office:meta>
</office:document-meta>
</file>